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TCPService.getGroupKeys( String cacheName , String grou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TCPService.main( String args [ ]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ateralTCPService.get( String cacheName , Serializable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ateralTCPService.LateralTCPService( ITCPLateralCacheAttributes lc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ateralTCPService.getTcpLateral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Service.removeCacheListener( ICacheListener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teralTCPService.removeCacheListener( String cacheName , ICacheListener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teralTCPService.update( ICacheElement item , long requester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LateralTCPService.removeAll( String cacheName , long reques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TCPService.setListenerId( long lister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Service.remove( String cacheName ,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Service.addCacheListener( String cacheName , ICacheListener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teralTCPService.removeAll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Service.setTcpLateralCacheAttributes( ITCPLateralCacheAttributes tcpLateralCache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Service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teralTCPService.getListen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Service.update( ICacheElement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Service.get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TCPService.addCacheListener( ICacheListener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teralTCPService.remove( String cacheName , Serializable key , long reques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TCPService.dispose( String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